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1903in" table:align="left"/>
    </style:style>
    <style:style style:name="Table1.A" style:family="table-column">
      <style:table-column-properties style:column-width="1.809in"/>
    </style:style>
    <style:style style:name="Table1.B" style:family="table-column">
      <style:table-column-properties style:column-width="4.381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2104in" table:align="left"/>
    </style:style>
    <style:style style:name="Table2.A" style:family="table-column">
      <style:table-column-properties style:column-width="1.5007in"/>
    </style:style>
    <style:style style:name="Table2.B" style:family="table-column">
      <style:table-column-properties style:column-width="3.7097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5.7125in" table:align="left"/>
    </style:style>
    <style:style style:name="Table3.A" style:family="table-column">
      <style:table-column-properties style:column-width="1.3007in"/>
    </style:style>
    <style:style style:name="Table3.B" style:family="table-column">
      <style:table-column-properties style:column-width="4.4118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Text_20_body" style:list-style-name="L2">
      <style:paragraph-properties fo:margin-top="0in" fo:margin-bottom="0in"/>
    </style:style>
    <style:style style:name="P8" style:family="paragraph" style:parent-style-name="Text_20_body" style:list-style-name="L3">
      <style:paragraph-properties fo:margin-top="0in" fo:margin-bottom="0in"/>
    </style:style>
    <style:style style:name="P9" style:family="paragraph" style:parent-style-name="Text_20_body" style:list-style-name="L4">
      <style:paragraph-properties fo:margin-top="0in" fo:margin-bottom="0in"/>
    </style:style>
    <style:style style:name="P10" style:family="paragraph" style:parent-style-name="Text_20_body" style:list-style-name="L5">
      <style:paragraph-properties fo:margin-top="0in" fo:margin-bottom="0in"/>
    </style:style>
    <style:style style:name="P11" style:family="paragraph" style:parent-style-name="Preformatted_20_Text">
      <style:paragraph-properties style:writing-mode="lr-tb"/>
    </style:style>
    <style:style style:name="P12" style:family="paragraph" style:parent-style-name="Preformatted_20_Text">
      <style:paragraph-properties fo:margin-top="0in" fo:margin-bottom="0.1965in" style:writing-mode="lr-tb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1" text:outline-level="1"><text:span text:style-name="Strong_20_Emphasis">Module 2 - Day 27</text:span></text:h>
      <text:h text:style-name="Heading_20_2" text:outline-level="2"><text:span text:style-name="Strong_20_Emphasis">Querying Data Using Built-in Functions and T-SQL (Part 1)</text:span></text:h>
      <text:h text:style-name="Heading_20_3" text:outline-level="3"><text:span text:style-name="Strong_20_Emphasis">1. Introduction to T-SQL (Transact-SQL)</text:span></text:h>
      <text:list xml:id="list2722295505482177473" text:style-name="L1">
        <text:list-item>
          <text:p text:style-name="P6"><text:span text:style-name="Strong_20_Emphasis">T-SQL (Transact Structured Query Language)</text:span> is an extension of SQL developed by <text:span text:style-name="Strong_20_Emphasis">Microsoft</text:span> for <text:span text:style-name="Strong_20_Emphasis">SQL Server</text:span>.</text:p>
        </text:list-item>
        <text:list-item>
          <text:p text:style-name="P6">It <text:span text:style-name="Strong_20_Emphasis">enhances standard SQL</text:span> by adding <text:span text:style-name="Strong_20_Emphasis">procedural programming features</text:span>, such as variables, loops, conditions, and error handling.</text:p>
        </text:list-item>
        <text:list-item>
          <text:p text:style-name="P6"><text:span text:style-name="Strong_20_Emphasis">Main Uses of T-SQL:</text:span></text:p>
          <text:list>
            <text:list-item>
              <text:p text:style-name="P6">Writing full <text:span text:style-name="Strong_20_Emphasis">procedural programs</text:span> within SQL Server.</text:p>
            </text:list-item>
            <text:list-item>
              <text:p text:style-name="P6">Defining <text:span text:style-name="Strong_20_Emphasis">transactions and business logic</text:span> in stored procedures and functions.</text:p>
            </text:list-item>
            <text:list-item>
              <text:p text:style-name="P6">Running complex <text:span text:style-name="Strong_20_Emphasis">queries and aggregations</text:span> efficiently.</text:p>
            </text:list-item>
            <text:list-item>
              <text:p text:style-name="P1">Managing <text:span text:style-name="Strong_20_Emphasis">database interactions</text:span> without requiring frequent application-level processing.</text:p>
            </text:list-item>
          </text:list>
        </text:list-item>
      </text:list>
      <text:h text:style-name="Heading_20_2" text:outline-level="2"><text:span text:style-name="Strong_20_Emphasis">2. Built-in Functions in T-SQL</text:span></text:h>
      <text:p text:style-name="Text_20_body">SQL Server provides <text:span text:style-name="Strong_20_Emphasis">many built-in functions</text:span> that help manipulate and analyze data. These functions can be grouped into several categories:</text:p>
      <text:h text:style-name="Heading_20_3" text:outline-level="3"><text:span text:style-name="Strong_20_Emphasis">a) Scalar Functions</text:span></text:h>
      <text:p text:style-name="Text_20_body">Return <text:span text:style-name="Strong_20_Emphasis">a single value</text:span> for each row.<text:line-break/>Examples:</text:p>
      <text:list xml:id="list7707256523367278718" text:style-name="L2">
        <text:list-item>
          <text:p text:style-name="P7"><text:span text:style-name="Source_20_Text">UPPER()</text:span> → Converts text to uppercase.</text:p>
        </text:list-item>
        <text:list-item>
          <text:p text:style-name="P7"><text:span text:style-name="Source_20_Text">LOWER()</text:span> → Converts text to lowercase.</text:p>
        </text:list-item>
        <text:list-item>
          <text:p text:style-name="P7"><text:span text:style-name="Source_20_Text">LEN()</text:span> → Returns the length of a string.</text:p>
        </text:list-item>
        <text:list-item>
          <text:p text:style-name="P2"><text:span text:style-name="Source_20_Text">GETDATE()</text:span> → Returns the current system date/time.</text:p>
        </text:list-item>
      </text:list>
      <text:p text:style-name="Text_20_body"><text:span text:style-name="Strong_20_Emphasis">Example Query:</text:span></text:p>
      <text:p text:style-name="P12"><text:span text:style-name="Source_20_Text">SELECT UPPER('hello world') AS UpperCaseText;</text:span></text:p>
      <text:p text:style-name="Text_20_body">Output: <text:span text:style-name="Source_20_Text">HELLO WORLD</text:span></text:p>
      <text:h text:style-name="Heading_20_3" text:outline-level="3"><text:span text:style-name="Strong_20_Emphasis">b) Aggregate Functions</text:span></text:h>
      <text:p text:style-name="Text_20_body">Aggregate functions perform calculations <text:span text:style-name="Strong_20_Emphasis">on a set of rows</text:span> and return <text:span text:style-name="Strong_20_Emphasis">a single value</text:span>. They are used with <text:span text:style-name="Source_20_Text">GROUP BY</text:span> to summarize data.</text:p>
      <text:h text:style-name="Heading_20_4" text:outline-level="4"><text:soft-page-break/><text:span text:style-name="Strong_20_Emphasis">Common Aggregate Functions: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Function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AVG(column)</text:span></text:p>
          </table:table-cell>
          <table:table-cell table:style-name="Table1.A1" office:value-type="string">
            <text:p text:style-name="Table_20_Contents">Returns the average value of the column.</text:p>
          </table:table-cell>
        </table:table-row>
        <table:table-row>
          <table:table-cell table:style-name="Table1.A1" office:value-type="string">
            <text:p text:style-name="Table_20_Contents"><text:span text:style-name="Source_20_Text">MAX(column)</text:span></text:p>
          </table:table-cell>
          <table:table-cell table:style-name="Table1.A1" office:value-type="string">
            <text:p text:style-name="Table_20_Contents">Returns the maximum value of the column.</text:p>
          </table:table-cell>
        </table:table-row>
        <table:table-row>
          <table:table-cell table:style-name="Table1.A1" office:value-type="string">
            <text:p text:style-name="Table_20_Contents"><text:span text:style-name="Source_20_Text">MIN(column)</text:span></text:p>
          </table:table-cell>
          <table:table-cell table:style-name="Table1.A1" office:value-type="string">
            <text:p text:style-name="Table_20_Contents">Returns the minimum value of the column.</text:p>
          </table:table-cell>
        </table:table-row>
        <table:table-row>
          <table:table-cell table:style-name="Table1.A1" office:value-type="string">
            <text:p text:style-name="Table_20_Contents"><text:span text:style-name="Source_20_Text">SUM(column)</text:span></text:p>
          </table:table-cell>
          <table:table-cell table:style-name="Table1.A1" office:value-type="string">
            <text:p text:style-name="Table_20_Contents">Returns the sum of all values in the column.</text:p>
          </table:table-cell>
        </table:table-row>
        <table:table-row>
          <table:table-cell table:style-name="Table1.A1" office:value-type="string">
            <text:p text:style-name="Table_20_Contents"><text:span text:style-name="Source_20_Text">COUNT(column)</text:span></text:p>
          </table:table-cell>
          <table:table-cell table:style-name="Table1.A1" office:value-type="string">
            <text:p text:style-name="Table_20_Contents">Returns the number of rows (excluding NULLs).</text:p>
          </table:table-cell>
        </table:table-row>
        <table:table-row>
          <table:table-cell table:style-name="Table1.A1" office:value-type="string">
            <text:p text:style-name="Table_20_Contents"><text:span text:style-name="Source_20_Text">COUNT_BIG(column)</text:span></text:p>
          </table:table-cell>
          <table:table-cell table:style-name="Table1.A1" office:value-type="string">
            <text:p text:style-name="Table_20_Contents">Same as <text:span text:style-name="Source_20_Text">COUNT</text:span>, but returns <text:span text:style-name="Source_20_Text">BIGINT</text:span> (useful for large datasets).</text:p>
          </table:table-cell>
        </table:table-row>
      </table:table>
      <text:p text:style-name="Text_20_body"><text:span text:style-name="Strong_20_Emphasis">Note:</text:span> Aggregate functions <text:span text:style-name="Strong_20_Emphasis">ignore NULL values</text:span> automatically.</text:p>
      <text:h text:style-name="Heading_20_4" text:outline-level="4"><text:span text:style-name="Strong_20_Emphasis">Example Query (Using Aggregate Functions)</text:span></text:h>
      <text:p text:style-name="P11"><text:span text:style-name="Source_20_Text">SELECT </text:span></text:p>
      <text:p text:style-name="P11"><text:span text:style-name="Source_20_Text"><text:s text:c="4"/>AVG(Salary) AS AverageSalary,</text:span></text:p>
      <text:p text:style-name="P11"><text:span text:style-name="Source_20_Text"><text:s text:c="4"/>MAX(Age) AS OldestEmployee,</text:span></text:p>
      <text:p text:style-name="P11"><text:span text:style-name="Source_20_Text"><text:s text:c="4"/>MIN(Age) AS YoungestEmployee,</text:span></text:p>
      <text:p text:style-name="P11"><text:span text:style-name="Source_20_Text"><text:s text:c="4"/>SUM(Salary) AS TotalSalaryPaid,</text:span></text:p>
      <text:p text:style-name="P11"><text:span text:style-name="Source_20_Text"><text:s text:c="4"/>COUNT(*) AS TotalEmployees</text:span></text:p>
      <text:p text:style-name="P12"><text:span text:style-name="Source_20_Text">FROM PermanentEmployee;</text:span></text:p>
      <text:h text:style-name="Heading_20_3" text:outline-level="3"><text:span text:style-name="Strong_20_Emphasis">c) Statistical Aggregate Functions</text:span></text:h>
      <text:p text:style-name="Text_20_body">These functions perform <text:span text:style-name="Strong_20_Emphasis">statistical calculations</text:span> on a group of values.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Function</text:p>
            </table:table-cell>
            <table:table-cell table:style-name="Table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VAR(column)</text:span></text:p>
          </table:table-cell>
          <table:table-cell table:style-name="Table2.A1" office:value-type="string">
            <text:p text:style-name="Table_20_Contents">Returns the <text:span text:style-name="Strong_20_Emphasis">sample variance</text:span> of values.</text:p>
          </table:table-cell>
        </table:table-row>
        <table:table-row>
          <table:table-cell table:style-name="Table2.A1" office:value-type="string">
            <text:p text:style-name="Table_20_Contents"><text:span text:style-name="Source_20_Text">VARP(column)</text:span></text:p>
          </table:table-cell>
          <table:table-cell table:style-name="Table2.A1" office:value-type="string">
            <text:p text:style-name="Table_20_Contents">Returns the <text:span text:style-name="Strong_20_Emphasis">population variance</text:span> of values.</text:p>
          </table:table-cell>
        </table:table-row>
        <table:table-row>
          <table:table-cell table:style-name="Table2.A1" office:value-type="string">
            <text:p text:style-name="Table_20_Contents"><text:span text:style-name="Source_20_Text">STDEV(column)</text:span></text:p>
          </table:table-cell>
          <table:table-cell table:style-name="Table2.A1" office:value-type="string">
            <text:p text:style-name="Table_20_Contents">Returns the <text:span text:style-name="Strong_20_Emphasis">sample standard deviation</text:span> of values.</text:p>
          </table:table-cell>
        </table:table-row>
        <table:table-row>
          <table:table-cell table:style-name="Table2.A1" office:value-type="string">
            <text:p text:style-name="Table_20_Contents"><text:span text:style-name="Source_20_Text">STDEVP(column)</text:span></text:p>
          </table:table-cell>
          <table:table-cell table:style-name="Table2.A1" office:value-type="string">
            <text:p text:style-name="Table_20_Contents">Returns the <text:span text:style-name="Strong_20_Emphasis">population standard deviation</text:span> of values.</text:p>
          </table:table-cell>
        </table:table-row>
      </table:table>
      <text:p text:style-name="Text_20_body"><text:span text:style-name="Strong_20_Emphasis">Example Query:</text:span></text:p>
      <text:p text:style-name="P11"><text:span text:style-name="Source_20_Text">SELECT </text:span></text:p>
      <text:p text:style-name="P11"><text:span text:style-name="Source_20_Text"><text:s text:c="4"/>VAR(Salary) AS SalaryVariance,</text:span></text:p>
      <text:p text:style-name="P11"><text:span text:style-name="Source_20_Text"><text:s text:c="4"/>STDEV(Salary) AS SalaryStandardDeviation</text:span></text:p>
      <text:p text:style-name="P12"><text:span text:style-name="Source_20_Text">FROM PermanentEmployee;</text:span></text:p>
      <text:h text:style-name="Heading_20_3" text:outline-level="3"><text:span text:style-name="Strong_20_Emphasis">d) Ranking Functions</text:span></text:h>
      <text:p text:style-name="Text_20_body">These functions <text:span text:style-name="Strong_20_Emphasis">assign ranks to rows</text:span> within a partition.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Function</text:p>
            </table:table-cell>
            <table:table-cell table:style-name="Table3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20_Text">ROW_NUMBER()</text:span></text:p>
          </table:table-cell>
          <table:table-cell table:style-name="Table3.A1" office:value-type="string">
            <text:p text:style-name="Table_20_Contents">Assigns a unique row number to each row.</text:p>
          </table:table-cell>
        </table:table-row>
        <table:table-row>
          <table:table-cell table:style-name="Table3.A1" office:value-type="string">
            <text:p text:style-name="Table_20_Contents"><text:span text:style-name="Source_20_Text">RANK()</text:span></text:p>
          </table:table-cell>
          <table:table-cell table:style-name="Table3.A1" office:value-type="string">
            <text:p text:style-name="Table_20_Contents">Assigns a ranking, allowing ties (same rank for duplicate values).</text:p>
          </table:table-cell>
        </table:table-row>
        <table:table-row>
          <table:table-cell table:style-name="Table3.A1" office:value-type="string">
            <text:p text:style-name="Table_20_Contents"><text:span text:style-name="Source_20_Text">DENSE_RANK()</text:span></text:p>
          </table:table-cell>
          <table:table-cell table:style-name="Table3.A1" office:value-type="string">
            <text:p text:style-name="Table_20_Contents">Similar to <text:span text:style-name="Source_20_Text">RANK()</text:span>, but without gaps in ranking.</text:p>
          </table:table-cell>
        </table:table-row>
        <table:table-row>
          <table:table-cell table:style-name="Table3.A1" office:value-type="string">
            <text:p text:style-name="Table_20_Contents"><text:span text:style-name="Source_20_Text">NTILE(n)</text:span></text:p>
          </table:table-cell>
          <table:table-cell table:style-name="Table3.A1" office:value-type="string">
            <text:p text:style-name="Table_20_Contents">Divides the result set into <text:span text:style-name="Source_20_Text">n</text:span> buckets.</text:p>
          </table:table-cell>
        </table:table-row>
      </table:table>
      <text:p text:style-name="Text_20_body"><text:span text:style-name="Strong_20_Emphasis">Example Query (Using Ranking Functions):</text:span></text:p>
      <text:p text:style-name="Preformatted_20_Text"/>
      <text:p text:style-name="P11"><text:soft-page-break/><text:span text:style-name="Source_20_Text">SELECT Name, Salary, </text:span></text:p>
      <text:p text:style-name="P11"><text:span text:style-name="Source_20_Text"><text:s text:c="7"/>RANK() OVER (ORDER BY Salary DESC) AS SalaryRank,</text:span></text:p>
      <text:p text:style-name="P11"><text:span text:style-name="Source_20_Text"><text:s text:c="7"/>DENSE_RANK() OVER (ORDER BY Salary DESC) AS DenseSalaryRank</text:span></text:p>
      <text:p text:style-name="P12"><text:span text:style-name="Source_20_Text">FROM PermanentEmployee;</text:span></text:p>
      <text:h text:style-name="Heading_20_3" text:outline-level="3"><text:span text:style-name="Strong_20_Emphasis">e) Rowset Functions</text:span></text:h>
      <text:p text:style-name="Text_20_body">These functions <text:span text:style-name="Strong_20_Emphasis">return a table-like dataset</text:span> instead of a single value.<text:line-break/>Examples:</text:p>
      <text:list xml:id="list3322240767043852125" text:style-name="L3">
        <text:list-item>
          <text:p text:style-name="P8"><text:span text:style-name="Source_20_Text">OPENQUERY()</text:span> → Executes a pass-through query on a linked server.</text:p>
        </text:list-item>
        <text:list-item>
          <text:p text:style-name="P8"><text:span text:style-name="Source_20_Text">OPENDATASOURCE()</text:span> → Queries data from a remote data source.</text:p>
        </text:list-item>
        <text:list-item>
          <text:p text:style-name="P3"><text:span text:style-name="Source_20_Text">OPENROWSET()</text:span> → Accesses data from an external provider.</text:p>
        </text:list-item>
      </text:list>
      <text:p text:style-name="Text_20_body"><text:s/><text:span text:style-name="Strong_20_Emphasis">Example Query (Using </text:span><text:span text:style-name="Strong_20_Emphasis"><text:span text:style-name="Source_20_Text">OPENROWSET</text:span></text:span><text:span text:style-name="Strong_20_Emphasis">)</text:span>:</text:p>
      <text:p text:style-name="Preformatted_20_Text"/>
      <text:p text:style-name="P11"><text:span text:style-name="Source_20_Text">SELECT * FROM OPENROWSET('SQLNCLI', </text:span></text:p>
      <text:p text:style-name="P11"><text:span text:style-name="Source_20_Text"><text:s text:c="4"/>'Server=RemoteServer;Trusted_Connection=yes;',</text:span></text:p>
      <text:p text:style-name="P12"><text:span text:style-name="Source_20_Text"><text:s text:c="4"/>'SELECT * FROM RemoteDatabase.dbo.Employees');</text:span></text:p>
      <text:h text:style-name="Heading_20_3" text:outline-level="3"><text:span text:style-name="Strong_20_Emphasis">f) Logical Functions</text:span></text:h>
      <text:p text:style-name="Text_20_body">These functions <text:span text:style-name="Strong_20_Emphasis">return Boolean values</text:span> (<text:span text:style-name="Source_20_Text">TRUE</text:span>, <text:span text:style-name="Source_20_Text">FALSE</text:span>, or <text:span text:style-name="Source_20_Text">NULL</text:span>).<text:line-break/>Examples:</text:p>
      <text:list xml:id="list6174477852478722246" text:style-name="L4">
        <text:list-item>
          <text:p text:style-name="P9"><text:span text:style-name="Source_20_Text">ISNULL(column, default_value)</text:span> → Replaces NULL with a specified value.</text:p>
        </text:list-item>
        <text:list-item>
          <text:p text:style-name="P9"><text:span text:style-name="Source_20_Text">COALESCE(value1, value2, ...)</text:span> → Returns the first non-null value.</text:p>
        </text:list-item>
        <text:list-item>
          <text:p text:style-name="P4"><text:span text:style-name="Source_20_Text">CASE</text:span> → Evaluates conditions and returns different values.</text:p>
        </text:list-item>
      </text:list>
      <text:p text:style-name="Text_20_body"><text:span text:style-name="Strong_20_Emphasis">Example Query (Using </text:span><text:span text:style-name="Strong_20_Emphasis"><text:span text:style-name="Source_20_Text">CASE</text:span></text:span><text:span text:style-name="Strong_20_Emphasis"> and </text:span><text:span text:style-name="Strong_20_Emphasis"><text:span text:style-name="Source_20_Text">ISNULL</text:span></text:span><text:span text:style-name="Strong_20_Emphasis">)</text:span>:</text:p>
      <text:p text:style-name="P11"><text:span text:style-name="Source_20_Text">SELECT Name, </text:span></text:p>
      <text:p text:style-name="P11"><text:span text:style-name="Source_20_Text"><text:s text:c="7"/>ISNULL(Department, 'Unknown') AS Department, </text:span></text:p>
      <text:p text:style-name="P11"><text:span text:style-name="Source_20_Text"><text:s text:c="7"/>CASE </text:span></text:p>
      <text:p text:style-name="P11"><text:span text:style-name="Source_20_Text"><text:s text:c="11"/>WHEN Salary &gt; 80000 THEN 'High Salary'</text:span></text:p>
      <text:p text:style-name="P11"><text:span text:style-name="Source_20_Text"><text:s text:c="11"/>WHEN Salary BETWEEN 50000 AND 80000 THEN 'Medium Salary'</text:span></text:p>
      <text:p text:style-name="P11"><text:span text:style-name="Source_20_Text"><text:s text:c="11"/>ELSE 'Low Salary'</text:span></text:p>
      <text:p text:style-name="P11"><text:span text:style-name="Source_20_Text"><text:s text:c="7"/>END AS SalaryCategory</text:span></text:p>
      <text:p text:style-name="P12"><text:span text:style-name="Source_20_Text">FROM PermanentEmployee;</text:span></text:p>
      <text:h text:style-name="Heading_20_2" text:outline-level="2"><text:span text:style-name="Strong_20_Emphasis">3. User-Defined Aggregate Functions in SQL Server</text:span></text:h>
      <text:p text:style-name="Text_20_body">SQL Server allows developers to <text:span text:style-name="Strong_20_Emphasis">create their own aggregate functions</text:span> using .NET.</text:p>
      <text:h text:style-name="Heading_20_3" text:outline-level="3"><text:span text:style-name="Strong_20_Emphasis">Steps to Create a User-Defined Aggregate Function</text:span></text:h>
      <text:p text:style-name="Text_20_body">1️⃣ <text:span text:style-name="Strong_20_Emphasis">Define the aggregate function as a class</text:span> in a .NET-supported language (C# or VB.NET).<text:line-break/>2️⃣ <text:span text:style-name="Strong_20_Emphasis">Register the assembly</text:span> in SQL Server using <text:span text:style-name="Source_20_Text">CREATE ASSEMBLY</text:span>.<text:line-break/>3️⃣ <text:span text:style-name="Strong_20_Emphasis">Create the aggregate function</text:span> referencing the assembly using <text:span text:style-name="Source_20_Text">CREATE AGGREGATE</text:span>.</text:p>
      <text:h text:style-name="Heading_20_3" text:outline-level="3"><text:soft-page-break/><text:span text:style-name="Strong_20_Emphasis">4. Summary of Key Concepts</text:span></text:h>
      <text:p text:style-name="Text_20_body">✅ <text:span text:style-name="Strong_20_Emphasis">T-SQL</text:span> extends SQL with procedural programming features.<text:line-break/>✅ <text:span text:style-name="Strong_20_Emphasis">Built-in functions</text:span> include scalar, aggregate, statistical, ranking, rowset, and logical functions.<text:line-break/>✅ <text:span text:style-name="Strong_20_Emphasis">Aggregate functions</text:span> summarize data (e.g., <text:span text:style-name="Source_20_Text">SUM()</text:span>, <text:span text:style-name="Source_20_Text">AVG()</text:span>, <text:span text:style-name="Source_20_Text">COUNT()</text:span>).<text:line-break/>✅ <text:span text:style-name="Strong_20_Emphasis">Statistical functions</text:span> compute variance and standard deviation.<text:line-break/>✅ <text:span text:style-name="Strong_20_Emphasis">Ranking functions</text:span> help order and rank data.<text:line-break/>✅ <text:span text:style-name="Strong_20_Emphasis">User-defined aggregates</text:span> allow custom calculations in SQL Server.</text:p>
      <text:h text:style-name="Heading_20_2" text:outline-level="2"><text:span text:style-name="Strong_20_Emphasis">Example Assignment</text:span></text:h>
      <text:p text:style-name="Text_20_body"><text:span text:style-name="Strong_20_Emphasis">Try the following queries on a sample Employee database:</text:span></text:p>
      <text:list xml:id="list3863187392980703690" text:style-name="L5">
        <text:list-item>
          <text:p text:style-name="P10">Retrieve the <text:span text:style-name="Strong_20_Emphasis">average salary</text:span> of employees.</text:p>
        </text:list-item>
        <text:list-item>
          <text:p text:style-name="P10">Find the <text:span text:style-name="Strong_20_Emphasis">total number of employees</text:span> in the company.</text:p>
        </text:list-item>
        <text:list-item>
          <text:p text:style-name="P10">Retrieve the <text:span text:style-name="Strong_20_Emphasis">highest and lowest salary</text:span> of employees.</text:p>
        </text:list-item>
        <text:list-item>
          <text:p text:style-name="P10">Rank employees based on <text:span text:style-name="Strong_20_Emphasis">their salaries</text:span>.</text:p>
        </text:list-item>
        <text:list-item>
          <text:p text:style-name="P5">Use <text:span text:style-name="Source_20_Text">CASE</text:span> to <text:span text:style-name="Strong_20_Emphasis">categorize employees</text:span> based on their age group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kram MTir</meta:initial-creator>
    <meta:creation-date>2025-03-01T17:42:07.72</meta:creation-date>
    <dc:date>2025-03-01T19:40:57.75</dc:date>
    <dc:creator>Akram MTir</dc:creator>
    <meta:editing-duration>PT27M6S</meta:editing-duration>
    <meta:editing-cycles>2</meta:editing-cycles>
    <meta:generator>OpenOffice/4.1.11$Win32 OpenOffice.org_project/4111m1$Build-9808</meta:generator>
    <meta:document-statistic meta:table-count="3" meta:image-count="0" meta:object-count="0" meta:page-count="4" meta:paragraph-count="117" meta:word-count="732" meta:character-count="5163"/>
  </office:meta>
</office:document-meta>
</file>